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0078aa"/>
    </style:style>
    <style:style style:name="gr2" style:family="graphic" style:parent-style-name="standard">
      <style:graphic-properties svg:stroke-width="0.001cm" svg:stroke-color="#aae6ff" draw:fill="none" draw:fill-color="#ffffff" fo:padding-top="-0.049cm" fo:padding-bottom="-0.049cm" fo:padding-left="-0.049cm" fo:padding-right="-0.049cm"/>
    </style:style>
    <style:style style:name="gr3" style:family="graphic" style:parent-style-name="standard">
      <style:graphic-properties draw:stroke="none" svg:stroke-width="0.001cm" draw:fill-color="#00b4ff"/>
    </style:style>
    <style:style style:name="gr4" style:family="graphic" style:parent-style-name="standard">
      <style:graphic-properties draw:stroke="none" svg:stroke-width="0.001cm" draw:fill-color="#000000"/>
    </style:style>
    <style:style style:name="gr5" style:family="graphic" style:parent-style-name="standard">
      <style:graphic-properties draw:stroke="none" svg:stroke-width="0.001cm" draw:fill-color="#ffffff"/>
    </style:style>
    <style:style style:name="gr6" style:family="graphic" style:parent-style-name="standard">
      <style:graphic-properties draw:stroke="none" svg:stroke-width="0.001cm" draw:fill-color="#e4405d"/>
    </style:style>
  </office:automatic-styles>
  <office:body>
    <office:drawing>
      <draw:page draw:name="page1" draw:style-name="dp1" draw:master-page-name="Default">
        <draw:g>
          <draw:glue-point draw:id="4" svg:x="-0.009cm" svg:y="-5cm"/>
          <draw:glue-point draw:id="5" svg:x="0cm" svg:y="5cm"/>
          <draw:glue-point draw:id="6" svg:x="-5cm" svg:y="-0.021cm"/>
          <draw:glue-point draw:id="7" svg:x="5cm" svg:y="-0.003cm"/>
          <draw:glue-point draw:id="8" svg:x="-0.002cm" svg:y="-0.006cm"/>
          <draw:polygon draw:style-name="gr1" draw:layer="layout" svg:width="3.404cm" svg:height="1.176cm" svg:x="0cm" svg:y="0.824cm" svg:viewBox="0 0 3405 1177" draw:points="3405,588 3403,558 3396,528 3385,498 3370,469 3351,440 3327,411 3299,384 3267,356 3230,329 3191,302 3147,277 3100,252 3049,227 2994,204 2937,182 2876,161 2812,142 2745,123 2674,104 2604,88 2529,73 2452,60 2374,47 2294,36 2212,26 2129,19 2044,12 1960,7 1875,3 1789,0 1702,0 1616,0 1530,3 1444,7 1359,12 1275,19 1192,26 1111,36 1031,47 953,60 876,73 801,88 730,104 660,123 593,142 529,161 468,182 411,204 355,227 304,252 257,277 213,302 174,329 137,356 105,384 77,411 54,440 34,469 19,498 8,528 2,558 0,588 2,618 8,647 19,677 34,706 54,736 77,765 105,792 137,820 174,847 213,873 257,899 304,924 355,949 411,971 468,993 529,1015 593,1034 660,1053 730,1071 801,1087 876,1103 953,1116 1031,1128 1111,1140 1192,1149 1275,1157 1359,1164 1444,1169 1530,1173 1616,1175 1702,1177 1789,1175 1875,1173 1960,1169 2044,1164 2129,1157 2212,1149 2294,1140 2374,1128 2452,1116 2529,1103 2604,1087 2674,1071 2745,1053 2812,1034 2876,1015 2937,993 2994,971 3049,949 3100,924 3147,899 3191,873 3230,847 3267,820 3299,792 3327,765 3351,736 3370,706 3385,677 3396,647 3403,618">
            <text:p/>
          </draw:polygon>
          <draw:polygon draw:style-name="gr2" draw:layer="layout" svg:width="3.385cm" svg:height="1.155cm" svg:x="0cm" svg:y="0.825cm" svg:viewBox="0 0 3386 1156" draw:points="3386,578 3383,548 3378,519 3366,490 3352,461 3332,433 3308,404 3281,377 3249,349 3214,324 3173,297 3129,272 3082,248 3032,223 2977,201 2920,178 2860,159 2795,139 2729,120 2660,103 2589,87 2515,72 2439,58 2360,47 2281,36 2200,26 2118,19 2034,11 1950,7 1864,3 1778,1 1694,0 1607,1 1521,3 1435,7 1352,11 1268,19 1185,26 1104,36 1025,47 947,58 871,72 796,87 725,103 656,120 590,139 526,159 465,178 408,201 354,223 303,248 256,272 212,297 173,324 136,349 105,377 77,404 53,433 34,461 19,490 8,519 2,548 0,578 2,607 8,637 19,665 34,694 53,722 77,751 105,778 136,805 173,832 212,858 256,884 303,907 354,932 408,954 465,976 526,997 590,1016 656,1034 725,1052 796,1068 871,1084 947,1097 1025,1108 1104,1120 1185,1129 1268,1137 1352,1144 1435,1148 1521,1152 1607,1155 1694,1156 1778,1155 1864,1152 1950,1148 2034,1144 2118,1137 2200,1129 2281,1120 2360,1108 2439,1097 2515,1084 2589,1068 2660,1052 2729,1034 2795,1016 2860,997 2920,976 2977,954 3032,932 3082,907 3129,884 3173,858 3214,832 3249,805 3281,778 3308,751 3332,722 3352,694 3366,665 3378,637 3383,607">
            <text:p/>
          </draw:polygon>
          <draw:polygon draw:style-name="gr1" draw:layer="layout" svg:width="3.385cm" svg:height="0.824cm" svg:x="0cm" svg:y="0.598cm" svg:viewBox="0 0 3386 825" draw:points="0,0 0,825 3386,825 3386,0">
            <text:p/>
          </draw:polygon>
          <draw:polygon draw:style-name="gr3" draw:layer="layout" svg:width="3.404cm" svg:height="1.174cm" svg:x="0cm" svg:y="0cm" svg:viewBox="0 0 3405 1175" draw:points="3405,587 3403,557 3396,528 3385,498 3370,469 3351,440 3327,411 3299,383 3267,355 3230,329 3191,302 3147,276 3100,251 3049,227 2994,205 2937,182 2876,161 2812,141 2745,122 2674,105 2604,88 2529,73 2452,60 2374,47 2294,35 2212,26 2129,18 2044,12 1960,7 1875,3 1789,0 1702,0 1616,0 1530,3 1444,7 1359,12 1275,18 1192,26 1111,35 1031,47 953,60 876,73 801,88 730,105 660,122 593,141 529,161 468,182 411,205 355,227 304,251 257,276 213,302 174,329 137,355 105,383 77,411 54,440 34,469 19,498 8,528 2,557 0,587 2,617 8,647 19,676 34,706 54,735 77,763 105,792 137,819 174,846 213,872 257,898 304,923 355,947 411,970 468,993 529,1013 593,1034 660,1052 730,1070 801,1086 876,1101 953,1115 1031,1128 1111,1139 1192,1148 1275,1156 1359,1163 1444,1168 1530,1172 1616,1175 1702,1175 1789,1175 1875,1172 1960,1168 2044,1163 2129,1156 2212,1148 2294,1139 2374,1128 2452,1115 2529,1101 2604,1086 2674,1070 2745,1052 2812,1034 2876,1013 2937,993 2994,970 3049,947 3100,923 3147,898 3191,872 3230,846 3267,819 3299,792 3327,763 3351,735 3370,706 3385,676 3396,647 3403,617">
            <text:p/>
          </draw:polygon>
          <draw:polygon draw:style-name="gr2" draw:layer="layout" svg:width="3.385cm" svg:height="1.155cm" svg:x="0cm" svg:y="0cm" svg:viewBox="0 0 3386 1156" draw:points="3386,578 3383,548 3378,519 3366,490 3352,461 3332,433 3308,405 3281,377 3249,350 3214,324 3173,297 3129,272 3082,248 3032,224 2977,202 2920,179 2860,160 2795,140 2729,121 2660,104 2589,87 2515,73 2439,59 2360,47 2281,35 2200,26 2118,19 2034,12 1950,7 1864,3 1778,1 1694,0 1607,1 1521,3 1435,7 1352,12 1268,19 1185,26 1104,35 1025,47 947,59 871,73 796,87 725,104 656,121 590,140 526,160 465,179 408,202 354,224 303,248 256,272 212,297 173,324 136,350 105,377 77,405 53,433 34,461 19,490 8,519 2,548 0,578 2,608 8,637 19,666 34,694 53,723 77,751 105,779 136,806 173,833 212,858 256,884 303,908 354,932 408,955 465,977 526,997 590,1016 656,1035 725,1052 796,1069 871,1084 947,1097 1025,1110 1104,1120 1185,1130 1268,1138 1352,1145 1435,1149 1521,1152 1607,1156 1694,1156 1778,1156 1864,1152 1950,1149 2034,1145 2118,1138 2200,1130 2281,1120 2360,1110 2439,1097 2515,1084 2589,1069 2660,1052 2729,1035 2795,1016 2860,997 2920,977 2977,955 3032,932 3082,908 3129,884 3173,858 3214,833 3249,806 3281,779 3308,751 3332,723 3352,694 3366,666 3378,637 3383,608">
            <text:p/>
          </draw:polygon>
          <draw:polygon draw:style-name="gr4" draw:layer="layout" svg:width="1.115cm" svg:height="0.371cm" svg:x="1.734cm" svg:y="0.166cm" svg:viewBox="0 0 1116 372" draw:points="0,289 248,372 847,123 1116,205 970,0 269,0 557,62">
            <text:p/>
          </draw:polygon>
          <draw:polygon draw:style-name="gr4" draw:layer="layout" svg:width="1.114cm" svg:height="0.392cm" svg:x="0.516cm" svg:y="0.598cm" svg:viewBox="0 0 1115 393" draw:points="1115,82 868,0 289,248 0,165 144,393 868,393 557,310">
            <text:p/>
          </draw:polygon>
          <draw:polygon draw:style-name="gr4" draw:layer="layout" svg:width="1.116cm" svg:height="0.371cm" svg:x="0.578cm" svg:y="0.145cm" svg:viewBox="0 0 1117 372" draw:points="0,83 247,0 846,227 1117,165 971,372 268,372 557,310">
            <text:p/>
          </draw:polygon>
          <draw:polygon draw:style-name="gr4" draw:layer="layout" svg:width="1.114cm" svg:height="0.371cm" svg:x="1.693cm" svg:y="0.64cm" svg:viewBox="0 0 1115 372" draw:points="1115,289 866,372 288,124 0,206 143,0 866,0 556,61">
            <text:p/>
          </draw:polygon>
          <draw:polygon draw:style-name="gr5" draw:layer="layout" svg:width="1.114cm" svg:height="0.371cm" svg:x="1.755cm" svg:y="0.186cm" svg:viewBox="0 0 1115 372" draw:points="0,288 248,372 846,123 1115,207 970,0 268,0 556,61">
            <text:p/>
          </draw:polygon>
          <draw:polygon draw:style-name="gr5" draw:layer="layout" svg:width="1.115cm" svg:height="0.392cm" svg:x="0.536cm" svg:y="0.619cm" svg:viewBox="0 0 1116 393" draw:points="1116,82 866,0 288,248 0,165 144,393 866,393 558,310">
            <text:p/>
          </draw:polygon>
          <draw:polygon draw:style-name="gr5" draw:layer="layout" svg:width="1.115cm" svg:height="0.371cm" svg:x="0.598cm" svg:y="0.166cm" svg:viewBox="0 0 1116 372" draw:points="0,82 248,0 846,227 1116,164 971,372 269,372 558,308">
            <text:p/>
          </draw:polygon>
          <draw:polygon draw:style-name="gr5" draw:layer="layout" svg:width="1.115cm" svg:height="0.371cm" svg:x="1.713cm" svg:y="0.661cm" svg:viewBox="0 0 1116 372" draw:points="1116,289 868,372 289,123 0,205 144,0 868,0 558,61">
            <text:p/>
          </draw:polygon>
          <draw:line draw:style-name="gr2" draw:layer="layout" svg:x1="0cm" svg:y1="0.578cm" svg:x2="0cm" svg:y2="1.403cm">
            <text:p/>
          </draw:line>
          <draw:line draw:style-name="gr2" draw:layer="layout" svg:x1="3.385cm" svg:y1="0.578cm" svg:x2="3.385cm" svg:y2="1.403cm">
            <text:p/>
          </draw:line>
          <draw:polygon draw:style-name="gr4" draw:layer="layout" svg:width="0.68cm" svg:height="0.68cm" svg:x="1.342cm" svg:y="1.216cm" svg:viewBox="0 0 681 681" draw:points="681,340 681,323 679,306 676,289 673,272 669,255 664,238 660,222 653,206 646,190 638,175 629,160 620,146 610,132 598,119 587,106 574,93 562,82 548,71 534,61 521,51 505,43 490,35 475,27 458,21 442,16 425,11 409,6 391,4 374,2 357,1 340,0 323,1 306,2 288,4 271,6 255,11 238,16 222,21 205,27 190,35 175,43 159,51 146,61 132,71 118,82 106,93 93,106 81,119 70,132 60,146 51,160 42,175 34,190 27,206 21,222 16,238 11,255 7,272 4,289 1,306 0,323 0,340 0,357 1,374 4,392 7,409 11,426 16,442 21,458 27,474 34,490 42,505 51,519 60,535 70,549 81,562 93,575 106,587 118,598 132,609 146,620 159,629 175,638 190,645 205,653 222,659 238,664 255,670 271,673 288,676 306,679 323,680 340,681 357,680 374,679 391,676 409,673 425,670 442,664 458,659 475,653 490,645 505,638 521,629 534,620 548,609 562,598 574,587 587,575 598,562 610,549 620,535 629,519 638,505 646,490 653,474 660,458 664,442 669,426 673,409 676,392 679,374 681,357">
            <text:p/>
          </draw:polygon>
          <draw:polygon draw:style-name="gr5" draw:layer="layout" svg:width="0.68cm" svg:height="0.68cm" svg:x="1.383cm" svg:y="1.258cm" svg:viewBox="0 0 681 681" draw:points="681,340 679,323 679,306 676,288 673,271 669,254 665,238 659,222 653,206 646,190 638,175 629,160 619,145 609,131 598,118 587,106 574,94 562,81 549,71 534,61 520,51 505,42 490,34 474,27 458,21 442,16 425,11 408,7 392,4 375,2 357,0 340,0 323,0 306,2 289,4 271,7 254,11 238,16 221,21 205,27 190,34 175,42 159,51 145,61 131,71 117,81 104,94 93,106 82,118 70,131 60,145 51,160 42,175 34,190 27,206 20,222 14,238 10,254 6,271 3,288 1,306 0,323 0,340 0,357 1,375 3,391 6,409 10,426 14,442 20,459 27,474 34,490 42,505 51,520 60,535 70,549 82,562 93,574 104,587 117,598 131,609 145,619 159,629 175,638 190,646 205,653 221,659 238,665 254,669 271,674 289,676 306,679 323,680 340,681 357,680 375,679 392,676 408,674 425,669 442,665 458,659 474,653 490,646 505,638 520,629 534,619 549,609 562,598 574,587 587,574 598,562 609,549 619,535 629,520 638,505 646,490 653,474 659,459 665,442 669,426 673,409 676,391 679,375 679,357">
            <text:p/>
          </draw:polygon>
          <draw:polygon draw:style-name="gr6" draw:layer="layout" svg:width="0.68cm" svg:height="0.68cm" svg:x="1.362cm" svg:y="1.237cm" svg:viewBox="0 0 681 681" draw:points="681,340 680,323 679,305 676,288 673,271 669,255 664,238 660,221 653,206 646,190 638,175 629,160 619,146 610,132 598,119 587,106 575,94 562,82 548,71 534,60 520,51 505,42 489,34 475,27 458,21 442,16 425,11 409,7 391,4 374,2 357,1 340,0 323,1 306,2 288,4 271,7 255,11 238,16 222,21 205,27 190,34 175,42 159,51 146,60 131,71 117,82 104,94 93,106 81,119 70,132 60,146 51,160 42,175 34,190 27,206 21,221 16,238 10,255 7,271 4,288 1,305 0,323 0,340 0,357 1,375 4,392 7,408 10,426 16,442 21,458 27,474 34,489 42,505 51,520 60,534 70,549 81,562 93,575 104,586 117,598 131,609 146,620 159,629 175,638 190,646 205,653 222,659 238,664 255,669 271,673 288,676 306,678 323,679 340,681 357,679 374,678 391,676 409,673 425,669 442,664 458,659 475,653 489,646 505,638 520,629 534,620 548,609 562,598 575,586 587,575 598,562 610,549 619,534 629,520 638,505 646,489 653,474 660,458 664,442 669,426 673,408 676,392 679,375 680,357">
            <text:p/>
          </draw:polygon>
          <draw:path draw:style-name="gr4" draw:layer="layout" svg:width="0.287cm" svg:height="0.368cm" svg:x="1.504cm" svg:y="1.393cm" svg:viewBox="0 0 288 369" svg:d="m0 246 68-7c5 24 13 41 26 52s31 17 52 17c23 0 40-5 52-15 13-9 19-21 19-34 0-9-3-16-9-22-4-5-13-11-26-15-7-3-27-8-57-16-39-10-65-21-80-35-23-19-33-43-33-71 0-19 5-36 15-52s24-27 45-36c18-7 42-12 69-12 44 0 79 9 101 30 23 19 35 45 36 78l-71 2c-4-17-10-31-21-39-10-7-25-11-45-11-21 0-38 4-49 13-8 5-12 13-12 21s3 16 12 22c8 7 30 16 64 24s61 17 78 26 30 21 41 35c8 17 13 35 13 57 0 21-5 40-17 58-11 18-27 31-47 40-21 7-47 13-78 13-46 0-80-11-105-32l-23-20-14-31z">
            <text:p/>
          </draw:path>
          <draw:path draw:style-name="gr4" draw:layer="layout" svg:width="0.069cm" svg:height="0.355cm" svg:x="1.83cm" svg:y="1.4cm" svg:viewBox="0 0 70 356" svg:d="m0 62v-62h70v62zm-70 294v-259h70v259z">
            <text:p/>
          </draw:path>
          <draw:path draw:style-name="gr5" draw:layer="layout" svg:width="0.288cm" svg:height="0.368cm" svg:x="1.483cm" svg:y="1.371cm" svg:viewBox="0 0 289 369" svg:d="m0 246 69-7c5 24 13 42 26 52 13 11 30 17 52 17 23 0 41-5 52-15 13-9 19-21 19-34 0-8-3-15-9-21-4-6-13-12-26-16-7-3-27-9-57-15-39-10-65-22-80-36-23-19-34-43-34-71 0-18 6-36 15-52 11-15 25-27 46-36 18-7 43-12 68-12 45 0 80 9 102 30 22 20 35 46 35 79l-70 3c-4-19-10-32-20-40-12-8-26-12-47-12s-37 4-49 13c-7 6-11 13-11 22 0 8 3 15 11 21 9 9 31 16 65 24s61 17 78 26c17 8 30 21 41 36 8 16 13 35 13 56s-5 40-17 58c-11 18-27 31-47 40-21 8-47 13-78 13-46 0-81-11-105-32l-24-20-14-31z">
            <text:p/>
          </draw:path>
          <draw:path draw:style-name="gr5" draw:layer="layout" svg:width="0.068cm" svg:height="0.355cm" svg:x="1.809cm" svg:y="1.379cm" svg:viewBox="0 0 69 356" svg:d="m0 62v-62h69v62zm-69 294v-259h69v259z">
            <text:p/>
          </draw:path>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Router with Silicon Switch</dc:title>
    <meta:creation-date>2011-02-07T16:33:53</meta:creation-date>
    <meta:editing-duration>P0D</meta:editing-duration>
    <meta:editing-cycles>1</meta:editing-cycles>
    <meta:document-statistic meta:object-count="23"/>
    <meta:generator>OpenOffice.org/3.3$Linux OpenOffice.org_project/330m20$Build-9567</meta:generator>
  </office:meta>
</office:document-meta>
</file>